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LADDLISTA OCH KOM IHÅG</text:p>
      <text:p text:style-name="P1"/>
      <text:p text:style-name="P4">Allmänt kom ihåg:</text:p>
      <text:p text:style-name="P1">Facebooksida till företaget</text:p>
      <text:p text:style-name="P1">Google Plus - bara med kontaktuppgifter</text:p>
      <text:p text:style-name="P1">Blogg/nyhetsflöde</text:p>
      <text:p text:style-name="P1">Retweet och dela/gilla-funktionalitet under inlägg</text:p>
      <text:p text:style-name="P1">Flerspråkig (om tid finns)</text:p>
      <text:p text:style-name="P1">Sticky Header (helst)</text:p>
      <text:p text:style-name="P1">Bilder och Fancybox (eller motsvarande)</text:p>
      <text:p text:style-name="P1">Kryssa i synbar på google på wordpressidan.</text:p>
      <text:p text:style-name="P1"/>
      <text:p text:style-name="P1">Frågor:</text:p>
      <text:p text:style-name="P1">Funkar det med sticky header och responsiv sida?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21:35:23</meta:creation-date>
    <dc:date>2014-04-03T21:43:19</dc:date>
    <meta:editing-duration>PT6M43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12" meta:word-count="50" meta:character-count="357"/>
  </office:meta>
</office:document-meta>
</file>